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Heading_20_1">
      <style:paragraph-properties style:snap-to-layout-grid="false"/>
    </style:style>
    <style:style style:name="P24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3844792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3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4-26">
            <text:p text:style-name="P10">26.04.10</text:p>
          </table:table-cell>
          <table:table-cell table:style-name="Table1.C2" office:value-type="string">
            <text:p text:style-name="P10">KW-17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3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26.04. bis 30.04.2010) :</text:span><text:change-start text:change-id="ct133844792"/><text:span text:style-name="T3"> </text:span><text:change-end text:change-id="ct133844792"/></text:p>
          </table:table-cell>
        </table:table-row>
        <table:table-row table:style-name="Table3.1">
          <table:table-cell table:style-name="Table3.A2" office:value-type="string">
            <text:list xml:id="list33348190" text:style-name="WW8Num2">
              <text:list-item>
                <text:p text:style-name="P20">Verlagerung Erkennung in einen Service -&gt; Grundgerüst erstellt</text:p>
              </text:list-item>
              <text:list-item>
                <text:p text:style-name="P19">Einbau von neuen MicroGestures: Halbkreis und Kreis. Diese sollten einige der Unterscheidungsprobleme bei bestimmten Buchstaben beheben.</text:p>
              </text:list-item>
              <text:list-item>
                <text:p text:style-name="P19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03.05. bis 07.05.2010) :</text:p>
          </table:table-cell>
        </table:table-row>
        <table:table-row table:style-name="Table4.1">
          <table:table-cell table:style-name="Table4.A2" office:value-type="string">
            <text:list xml:id="list33396991" text:continue-numbering="true" text:style-name="WW8Num2">
              <text:list-item>
                <text:p text:style-name="P19">InputMethod die auf den Service für die Erkennung zugreift</text:p>
              </text:list-item>
              <text:list-item>
                <text:p text:style-name="P19">Erkennungsalgorithmen aus dem Prototyp in den Service übernehmen</text:p>
              </text:list-item>
              <text:list-item>
                <text:p text:style-name="P19">Alle Buchstaben im Graph integrieren</text:p>
              </text:list-item>
              <text:list-item>
                <text:p text:style-name="P19">Finetuning der MicroGesture Erkennung</text:p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4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4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4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3341576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372150" text:continue-list="list33396991" text:style-name="WW8Num2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3. Mai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5-03T13:26:52.31</dc:date>
    <meta:print-date>2001-07-24T10:32:00</meta:print-date>
    <meta:editing-cycles>20</meta:editing-cycles>
    <meta:generator>OpenOffice.org/3.2$Win32 OpenOffice.org_project/320m12$Build-9483</meta:generator>
    <meta:editing-duration>PT03H09M22S</meta:editing-duration>
    <meta:document-statistic meta:table-count="10" meta:image-count="0" meta:object-count="0" meta:page-count="3" meta:paragraph-count="59" meta:word-count="145" meta:character-count="978"/>
  </office:meta>
</office:document-meta>
</file>